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Table_20_Contents">
      <style:text-properties fo:background-color="#ff3333"/>
    </style:style>
    <style:style style:name="P8" style:family="paragraph" style:parent-style-name="Table_20_Contents">
      <style:text-properties fo:background-color="#ffff66"/>
    </style:style>
    <style:style style:name="P9" style:family="paragraph" style:parent-style-name="Table_20_Contents">
      <style:text-properties fo:background-color="#ff3399"/>
    </style:style>
    <style:style style:name="P10" style:family="paragraph" style:parent-style-name="Table_20_Contents">
      <style:paragraph-properties fo:background-color="#ffffff">
        <style:background-image/>
      </style:paragraph-properties>
    </style:style>
    <style:style style:name="P11" style:family="paragraph" style:parent-style-name="Table_20_Contents">
      <style:paragraph-properties fo:background-color="#ffffff">
        <style:background-image/>
      </style:paragraph-properties>
      <style:text-properties fo:color="#000000" fo:background-color="#dddddd"/>
    </style:style>
    <style:style style:name="P12" style:family="paragraph" style:parent-style-name="Standard">
      <style:text-properties fo:language="en" fo:country="US" style:language-complex="ar" style:country-complex="SA"/>
    </style:style>
    <style:style style:name="P13"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2">
      <style:text-properties fo:language="en" fo:country="US" style:language-complex="ar" style:country-complex="SA"/>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language-complex="ar" style:country-complex="SA"/>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ffffff" fo:background-color="#0000ff"/>
    </style:style>
    <style:style style:name="T8" style:family="text">
      <style:text-properties fo:color="#ffffff" fo:background-color="#00ffff"/>
    </style:style>
    <style:style style:name="T9" style:family="text">
      <style:text-properties fo:background-color="#00ff00"/>
    </style:style>
    <style:style style:name="T10" style:family="text">
      <style:text-properties fo:background-color="#ffff00"/>
    </style:style>
    <style:style style:name="T11" style:family="text">
      <style:text-properties fo:background-color="#ff0000"/>
    </style:style>
    <style:style style:name="T12" style:family="text">
      <style:text-properties fo:background-color="#ff00f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ff3333"/>
    </style:style>
    <style:style style:name="T16" style:family="text">
      <style:text-properties fo:background-color="#ffff66"/>
    </style:style>
    <style:style style:name="T17" style:family="text">
      <style:text-properties fo:background-color="#ff3399"/>
    </style:style>
    <style:style style:name="T18" style:family="text">
      <style:text-properties fo:background-color="#00cc33"/>
    </style:style>
    <style:style style:name="T19" style:family="text">
      <style:text-properties fo:color="#000000" fo:background-color="#dddddd"/>
    </style:style>
    <style:style style:name="T20" style:family="text">
      <style:text-properties fo:color="#000000" fo:language="en" fo:country="US" fo:background-color="#00ffff" style:language-complex="ar" style:country-complex="SA"/>
    </style:style>
    <style:style style:name="T21" style:family="text">
      <style:text-properties fo:language="en" fo:country="US" style:language-complex="ar" style:country-complex="SA"/>
    </style:style>
    <style:style style:name="T22" style:family="text">
      <style:text-properties fo:language="en" fo:country="US" fo:font-weight="bold" style:font-weight-asian="bold" style:language-complex="ar" style:country-complex="SA" style:font-weight-complex="bold"/>
    </style:style>
    <style:style style:name="T23" style:family="text">
      <style:text-properties fo:language="en" fo:country="US" fo:font-style="italic" style:font-style-asian="italic" style:language-complex="ar" style:country-complex="SA" style:font-style-complex="italic"/>
    </style:style>
    <style:style style:name="T24" style:family="text">
      <style:text-properties fo:font-weight="bold" style:font-weight-asian="bold" style:font-weight-complex="bold"/>
    </style:style>
    <style:style style:name="T25" style:family="text">
      <style:text-properties style:font-name="Courier New1"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text:a xlink:type="simple" xlink:href="#__RefHeading__41_1602602722">1 <text:s/>General<text:tab/>2</text:a></text:p>
          <text:p text:style-name="P16"><text:a xlink:type="simple" xlink:href="#__RefHeading__544_1223627955">1.1 Operation and Usage<text:tab/>2</text:a></text:p>
          <text:p text:style-name="P16"><text:a xlink:type="simple" xlink:href="#__RefHeading__43_1602602722">1.2 Packet Latency<text:tab/>2</text:a></text:p>
          <text:p text:style-name="P16"><text:a xlink:type="simple" xlink:href="#__RefHeading__45_1602602722">1.3 Dropped Packets<text:tab/>2</text:a></text:p>
          <text:p text:style-name="P14"><text:a xlink:type="simple" xlink:href="#__RefHeading___Toc59124340">2 Indicators<text:tab/>3</text:a></text:p>
          <text:p text:style-name="P16"><text:a xlink:type="simple" xlink:href="#__RefHeading___Toc59124341">2.1 Continuous Port Status Display (dim colors)<text:tab/>3</text:a></text:p>
          <text:p text:style-name="P16"><text:a xlink:type="simple" xlink:href="#__RefHeading___Toc59124342">2.2 Flashing Packet Status Display (bright colors)<text:tab/>3</text:a></text:p>
          <text:p text:style-name="P14"><text:a xlink:type="simple" xlink:href="#__RefHeading__302_647805244">3 Error Color/Blink Codes<text:tab/>4</text:a></text:p>
          <text:p text:style-name="P14"><text:a xlink:type="simple" xlink:href="#__RefHeading__359_1286130178">4 Firmware Version Identification (Blink Pattern after Power Up)<text:tab/>4</text:a></text:p>
          <text:p text:style-name="P14"><text:a xlink:type="simple" xlink:href="#__RefHeading__465_1223627955">5 Manual Firmware Update<text:tab/>5</text:a></text:p>
          <text:p text:style-name="P14"><text:a xlink:type="simple" xlink:href="#__RefHeading__467_1223627955">6 Hardware Port Speed Identification<text:tab/>5</text:a></text:p>
        </text:index-body>
      </text:table-of-content>
      <text:p text:style-name="P4"/>
      <text:h text:style-name="P18" text:outline-level="1"><text:bookmark-start text:name="__RefHeading__41_1602602722"/><text:s/><text:bookmark-start text:name="__RefHeading___Toc59124339"/>General<text:bookmark-end text:name="__RefHeading__41_1602602722"/><text:bookmark-end text:name="__RefHeading___Toc59124339"/></text:h>
      <text:h text:style-name="P15" text:outline-level="2"><text:bookmark-start text:name="__RefHeading__544_1223627955"/><text:span text:style-name="T21">Operation and Usage</text:span><text:bookmark-end text:name="__RefHeading__544_1223627955"/></text:h>
      <text:p text:style-name="P4">The device waits for a USB MIDI data packet to be received on <text:span text:style-name="T6">one port</text:span> and when this happens, the packet is send out on the <text:span text:style-name="T6">other port</text:span>. </text:p>
      <text:p text:style-name="P4">This happens for both directions independently and simultaneously.</text:p>
      <text:p text:style-name="P4">The transfer process can be monitored with the two LED indicator lights on the top, one for each port, showing incoming data and data delivery status.</text:p>
      <text:p text:style-name="P4"/>
      <text:p text:style-name="P4">The bottom plate of the MIDI Bridge is equipped with magnets so that you can attach the device to magnetically responsive surfaces, notably the steel chassis of a NonlinearLabs C15 Synthesizer.</text:p>
      <text:p text:style-name="P4">WARNING: Those magnets have considable strengths so keep the Bridge away (&gt; 0.5m) from mechanical watches, cathode ray displays/monitors, credit cards etc with magnet strips, audio or video magnetic tapes and recorders/players, and especially from body-implanted medical devices like pacemakers.</text:p>
      <text:h text:style-name="P15" text:outline-level="2"><text:bookmark-start text:name="__RefHeading__43_1602602722"/>Packet Latency<text:bookmark-end text:name="__RefHeading__43_1602602722"/></text:h>
      <text:p text:style-name="P4">The typical transfer time for the ususal short MIDI packet is about 100µs in either direction, assuming very little other loads on the two USB busses.</text:p>
      <text:p text:style-name="P4">When a packet could be sent within <text:span text:style-name="T5">less than 300µs</text:span>, the transfer is considered REALTIME. </text:p>
      <text:p text:style-name="P4">When a packet could be sent <text:span text:style-name="T5">within 300µs and 2ms</text:span>, the transfer is considered LATE.</text:p>
      <text:p text:style-name="P4">When a packet could be sent only <text:span text:style-name="T5">after more than 2ms</text:span>, the transfer is considered STALE.</text:p>
      <text:h text:style-name="Heading_20_2" text:outline-level="2"><text:bookmark-start text:name="__RefHeading__45_1602602722"/>Dropped Packets<text:bookmark-end text:name="__RefHeading__45_1602602722"/></text:h>
      <text:p text:style-name="P4">When a packet cannot be sent out in due time, the transfer is considered DROPPED and will be aborted. <text:s/>This may happen either when the outgoing port is not connected/ready or the host computer is currently not reading data within due time, stalling the transfer (Note: Windows will always accept MIDI data over USB and will never stall whereas on Linux and MacOs a running application that <text:span text:style-name="T6">actually reads</text:span> MIDI data is required to avoid the stalling condition).</text:p>
      <text:p text:style-name="P4">When the outgoing port is not ready the packet is dropped immediately.</text:p>
      <text:p text:style-name="P4">When the port is ready a first stalling condition occurs, a <text:span text:style-name="T24">timeout of 100ms </text:span>is used and the packet is dropped, for subsequent stalling packets, the timeout is reduced to <text:span text:style-name="T24">5ms</text:span>. It then takes one successful packet delivery to reset the timeout to <text:span text:style-name="T24">100ms</text:span> again.</text:p>
      <text:p text:style-name="P4"/>
      <text:p text:style-name="P4">Technical detail: Until a transfer has finished (or was aborted), receiving of further packets is blocked temporarily. There is no internal buffering, rather the transfers are in real-time, one at a time.</text:p>
      <text:h text:style-name="P18"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brigther when an actual packet is running through the device.</text:p>
      <text:p text:style-name="P4"/>
      <text:h text:style-name="P15"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7">blue</text:span> (slowly blinking, 3s period)<text:tab/>: port is not connected.</text:p>
      <text:p text:style-name="P4">Pulsing <text:span text:style-name="T8">cyan</text:span> (slowly blinking, 3s period)<text:tab/>: port is connected and receives USB power, but no USB communication is present.</text:p>
      <text:p text:style-name="P4"><text:span text:style-name="T9">Green</text:span><text:tab/><text:tab/><text:tab/><text:tab/><text:tab/><text:tab/>: port is connected and USB communication is ready to go.</text:p>
      <text:p text:style-name="P4"><text:span text:style-name="T10">Yellow</text:span><text:tab/><text:tab/><text:tab/><text:tab/><text:tab/><text:tab/>: port is connected and USB communication is ready to go, but there were LATE packets within the last two seconds.</text:p>
      <text:p text:style-name="P4"><text:span text:style-name="T11">Red</text:span><text:tab/><text:tab/><text:tab/><text:tab/><text:tab/><text:tab/>: port is connected and USB communication is ready to go, but there were STALE packets within the last four seconds.</text:p>
      <text:p text:style-name="P4"><text:span text:style-name="T12">Magenta</text:span><text:tab/><text:tab/><text:tab/><text:tab/><text:tab/>: port is connected and USB communication is ready to go, but there were DROPPED packets (with data loss) within the last six seconds.</text:p>
      <text:p text:style-name="P4"/>
      <text:h text:style-name="P15" text:outline-level="2"><text:bookmark-start text:name="__RefHeading___Toc59124342"/>Flashing Packet Status Display (bright colors)<text:bookmark-end text:name="__RefHeading___Toc59124342"/></text:h>
      <text:p text:style-name="P4"><text:span text:style-name="T9">Green</text:span><text:tab/><text:tab/><text:tab/><text:tab/><text:tab/><text:tab/>: packet is running for less than <text:span text:style-name="T24">300µs</text:span> (REALTIME).</text:p>
      <text:p text:style-name="P4"><text:span text:style-name="T10">Yellow</text:span><text:tab/><text:tab/><text:tab/><text:tab/><text:tab/><text:tab/>: packet is running for less than <text:span text:style-name="T24">2ms</text:span> (LATE).</text:p>
      <text:p text:style-name="P4"><text:span text:style-name="T11">Red</text:span><text:tab/><text:tab/><text:tab/><text:tab/><text:tab/><text:tab/>: packet is running for more than <text:span text:style-name="T24">2ms</text:span> (STALE).</text:p>
      <text:p text:style-name="P4"><text:span text:style-name="T12">Magenta</text:span><text:tab/><text:tab/><text:tab/><text:tab/><text:tab/>: packet had to be dropped<text:span text:style-name="T2"> (data loss).</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p text:style-name="P4">NOTE: As long as you see <text:span text:style-name="T6">any</text:span> LED indicator activity (constantly on or blinking) the device is powered up and consumes electrical current. Therefore, to save power, you should unplug the device from computers while those are in standby, hybernate or power-down modes but still apply supply voltage to their USB sockets.</text:p>
      <text:h text:style-name="P17" text:outline-level="1"><text:bookmark-start text:name="__RefHeading__302_647805244"/>Error Color/Blink Codes<text:bookmark-end text:name="__RefHeading__302_647805244"/></text:h>
      <text:p text:style-name="Standard"><text:span text:style-name="T13">In normal operation, including a firmware update via MIDI SysEx message, </text:span><text:span text:style-name="T14">none</text:span><text:span text:style-name="T13"> of the below errors will ever occur</text:span> (except for “Programming Finished”)... but things might go wrong on very very seldom occasions.</text:p>
      <text:p text:style-name="Standard">These are unrecoverable errors in general, device is not operational after an incident. The device must be fully unplugged to reset and return to normal operation.</text:p>
      <text:p text:style-name="Standard">The LED indicator patterns are meant for post-mortem diagnosis, so please write down the colors and blink states should you ever run into such an error. The blink rate is very fast.</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1"><text:span text:style-name="T18">GREEN</text:span> blinking</text:p>
          </table:table-cell>
          <table:table-cell table:style-name="Tabelle1.A2" office:value-type="string">
            <text:p text:style-name="P10"><text:span text:style-name="T18">GREEN</text:span> blinking</text:p>
          </table:table-cell>
          <table:table-cell table:style-name="Tabelle1.C2" office:value-type="string">
            <text:p text:style-name="Table_20_Contents">Programming Finished Succesfully (NO ERROR)</text:p>
          </table:table-cell>
        </table:table-row>
        <table:table-row>
          <table:table-cell table:style-name="Tabelle1.A2" office:value-type="string">
            <text:p text:style-name="P11">WHITE</text:p>
          </table:table-cell>
          <table:table-cell table:style-name="Tabelle1.A2" office:value-type="string">
            <text:p text:style-name="P10"><text:span text:style-name="T19">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7">RED</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5">RED</text:span> </text:p>
          </table:table-cell>
          <table:table-cell table:style-name="Tabelle1.A2" office:value-type="string">
            <text:p text:style-name="Table_20_Contents"><text:span text:style-name="T16">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8">YELLOW</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6">YELLOW</text:span> </text:p>
          </table:table-cell>
          <table:table-cell table:style-name="Tabelle1.A2" office:value-type="string">
            <text:p text:style-name="P8">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8">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7">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7">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9">MAGENTA</text:p>
          </table:table-cell>
          <table:table-cell table:style-name="Tabelle1.A2" office:value-type="string">
            <text:p text:style-name="P10"><text:span text:style-name="T19">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inoperable and refusing to take further updates. It then should be returned to factory for servicing.</text:p>
      <text:h text:style-name="Heading_20_1" text:outline-level="1"><text:bookmark-start text:name="__RefHeading__359_1286130178"/>Firmware Version Identification (Blink Pattern after Power Up)<text:bookmark-end text:name="__RefHeading__359_1286130178"/></text:h>
      <text:p text:style-name="Standard">To identify the current firmware version in the device, a specific blink pattern is displayed after power has been applied via one of the USB ports:</text:p>
      <text:p text:style-name="Standard">The first LED blinking <text:span text:style-name="T16">YELLOW</text:span><text:span text:style-name="T21"> for N times, like, say, one time --&gt; Major Revision Number N = 1</text:span></text:p>
      <text:p text:style-name="Standard"><text:span text:style-name="T21">Then, second LED blinking </text:span><text:span text:style-name="T20">CYAN</text:span><text:span text:style-name="T21"> for K times, say, three times --&gt; Minor Revision Number is K = <text:s/>3</text:span></text:p>
      <text:p text:style-name="Standard"><text:span text:style-name="T21">Effective firmware Version is </text:span><text:span text:style-name="T22">N.K</text:span><text:span text:style-name="T21"> , with K displayed with two digits. For the example, Version = 1.03</text:span></text:p>
      <text:p text:style-name="Standard"><text:span text:style-name="T21"/></text:p>
      <text:h text:style-name="Heading_20_1" text:outline-level="1"><text:bookmark-start text:name="__RefHeading__465_1223627955"/><text:soft-page-break/><text:span text:style-name="T21">Manual Firmware Update</text:span><text:bookmark-end text:name="__RefHeading__465_1223627955"/></text:h>
      <text:p text:style-name="Standard"><text:span text:style-name="T21">Note that the MIDI Bridge only accepts a firmware update when *no* MIDI traffic has occured since power-up, otherwise it will simply try to deliver the MIDI data on the other port as in normal operation.</text:span></text:p>
      <text:p text:style-name="Standard"><text:span text:style-name="T21">1. Fully disconnect the MIDI Bridge.</text:span></text:p>
      <text:p text:style-name="Standard"/>
      <text:p text:style-name="Standard"><text:span text:style-name="T21">2. Connect MIDI Bridge to PC only (which port used on the MIDI Bridge does not matter).</text:span></text:p>
      <text:p text:style-name="Standard"/>
      <text:p text:style-name="Standard"><text:span text:style-name="T21">3a. For Linux Users, using </text:span><text:span text:style-name="T25">amidi</text:span><text:span text:style-name="T21"> (https://www.systutorials.com/docs/linux/man/1-amidi/)</text:span></text:p>
      <text:p text:style-name="Standard"><text:span text:style-name="T21"><text:s text:c="2"/>- find hardware port ID with </text:span><text:span text:style-name="T25">amidi -l</text:span><text:span text:style-name="T21">, say it was hw:1,0,0 for example</text:span></text:p>
      <text:p text:style-name="Standard"><text:span text:style-name="T21"><text:s text:c="2"/>- send SysEx with </text:span><text:span text:style-name="T25">amidi -p hw:1,0,0 -s nlmb-fw-update-VX.YZ.syx</text:span><text:span text:style-name="T21"> <text:s/>(X.YZ replaced with actual firmware number)</text:span></text:p>
      <text:p text:style-name="Standard"><text:span text:style-name="T21"/></text:p>
      <text:p text:style-name="Standard"><text:span text:style-name="T21">3b. For Windows/Mac users:</text:span></text:p>
      <text:p text:style-name="Standard"><text:span text:style-name="T21"><text:s text:c="2"/>- use an aplication like "MIDI Tools" (https://mountainutilities.eu/miditools)</text:span></text:p>
      <text:p text:style-name="Standard"><text:span text:style-name="T21"><text:s text:c="2"/>- load Firmware SysEx file</text:span></text:p>
      <text:p text:style-name="Standard"><text:span text:style-name="T21"><text:s text:c="2"/>- send to MIDI Bridge</text:span></text:p>
      <text:p text:style-name="Standard"><text:span text:style-name="T21"><text:s text:c="2"/></text:span></text:p>
      <text:p text:style-name="Standard"><text:span text:style-name="T21">If the firmware update was successful, the MIDI Bridge will show that by both LEDs blinking fast in bright green color and then will reset itself after 5 seconds, then showing the new Firmware Version.</text:span></text:p>
      <text:p text:style-name="Standard"><text:span text:style-name="T21">If not, try again the full cycle (note: try using also the other port of the MIDI bridge).</text:span></text:p>
      <text:p text:style-name="Standard"><text:span text:style-name="T21"/></text:p>
      <text:p text:style-name="Standard"><text:span text:style-name="T21">4. Optional Firmware Version Check (besides the visual Firmware Version Display):</text:span></text:p>
      <text:p text:style-name="Standard"><text:span text:style-name="T21">- Software like "MIDI Tools" must be restarted and then will show the new firmware version of a connected Bridge in the setup screen.</text:span></text:p>
      <text:p text:style-name="Standard"><text:span text:style-name="T21">- on Linux, use the command </text:span><text:span text:style-name="T25">usb-devices | grep -C 6 -i nonlinear</text:span></text:p>
      <text:p text:style-name="Standard"><text:span text:style-name="T21">Windows hint: To remove stale entries potentionally causing wrong display of the device name, go to device manager, select "show hidden devices", then delete all "NLL-Bridge" entries. Do this while the MIDI Bridge is *not* plugged in, of course.</text:span></text:p>
      <text:h text:style-name="Heading_20_1" text:outline-level="1"><text:bookmark-start text:name="__RefHeading__467_1223627955"/><text:span text:style-name="T21">Hardware Port Speed Identification</text:span><text:bookmark-end text:name="__RefHeading__467_1223627955"/></text:h>
      <text:p text:style-name="Standard"><text:span text:style-name="T21">Technically, both ports of the Bridge are USB2.0 compatible but only one port offers the maximum speed of 480Mpbs (“High-Speed”), the other runs at 12Mbps (“Full-Speed”). Both speeds are way beyond the data rates that will normally ever be used or needed by MIDI, though. Only when an USB bus is almost saturated by other than MIDI traffic there could be cases where one wants to connect the High-Speed port of the Bridge to that bus.</text:span></text:p>
      <text:p text:style-name="Standard"><text:span text:style-name="T21">The High-Speed port side of the Bridge can by identified by the LED pattern for Firmware Identification, it is located at the side where the </text:span><text:span text:style-name="T23">first</text:span><text:span text:style-name="T21"> blink pulse is seen, in </text:span><text:span text:style-name="T23">yellow</text:span><text:span text:style-name="T21"> (see section </text:span><text:span text:style-name="T23">“Firmware Version Identification”</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9"><draw:text-box><text:p text:style-name="MP2">MIDI Bridge User Manual (draft)</text:p><text:p text:style-name="MP3">2020-04-07</text:p></draw:text-box></draw:frame><text:span text:style-name="MT1"><text:tab/></text:span><text:span text:style-name="MT2"><draw:frame draw:style-name="Mfr2" draw:name="Grafik 1" text:anchor-type="as-char" svg:width="3.609cm" svg:height="1.522cm" draw:z-index="4"><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4"><draw:text-box><text:p text:style-name="MP5"><text:span text:style-name="MT3">page </text:span><text:span text:style-name="MT3"><text:page-number text:select-page="current">5</text:page-number></text:span><text:span text:style-name="MT3"> of <text:s/></text:span><text:span text:style-name="MT3"><text:page-count style:num-format="1">5</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1-04-07T17:10:48.54</dc:date>
    <meta:print-date>2016-02-17T14:43:00</meta:print-date>
    <meta:editing-cycles>51</meta:editing-cycles>
    <meta:generator>OpenOffice/4.1.7$Win32 OpenOffice.org_project/417m1$Build-9800</meta:generator>
    <meta:editing-duration>PT8H12S</meta:editing-duration>
    <meta:document-statistic meta:table-count="1" meta:image-count="1" meta:object-count="0" meta:page-count="5" meta:paragraph-count="121" meta:word-count="1547" meta:character-count="9217"/>
  </office:meta>
</office:document-meta>
</file>